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Image_20_Caption">
      <style:paragraph-properties fo:margin-left="0cm" fo:margin-right="0cm" fo:line-height="150%" fo:text-indent="0cm" style:auto-text-indent="false"/>
      <style:text-properties style:font-name="Liberation Serif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16773b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8pt" fo:language="en" fo:country="US" officeooo:rsid="0014ded2" officeooo:paragraph-rsid="0016e485" style:font-size-asian="8pt" style:font-size-complex="8pt" fo:hyphenate="true" fo:hyphenation-remain-char-count="2" fo:hyphenation-push-char-count="2" loext:hyphenation-no-caps="false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reak-before="page" fo:background-color="transparent"/>
      <style:text-properties fo:font-size="14pt" officeooo:rsid="0014ded2" officeooo:paragraph-rsid="0014ded2" style:font-size-complex="14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language="en" fo:country="US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solid" style:text-underline-width="auto" style:text-underline-color="font-color" officeooo:rsid="0010ed82" officeooo:paragraph-rsid="0010ed82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officeooo:rsid="0010ed82" officeooo:paragraph-rsid="0010ed82"/>
    </style:style>
    <style:style style:name="P19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text-underline-style="none" officeooo:rsid="0010ed82" officeooo:paragraph-rsid="0010ed82"/>
    </style:style>
    <style:style style:name="P20" style:family="paragraph" style:parent-style-name="Standard">
      <loext:graphic-properties draw:fill="none"/>
      <style:paragraph-properties fo:margin-left="1.251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color="#cc7832" style:font-name="JetBrains Mono" fo:font-size="8pt" fo:language="en" fo:country="US" fo:font-style="normal" fo:font-weight="normal" officeooo:rsid="0014ded2" officeooo:paragraph-rsid="0016e485" style:font-size-asian="8pt" style:font-style-asian="normal" style:font-weight-asian="normal" style:font-size-complex="8pt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8pt" fo:language="en" fo:country="US" officeooo:rsid="0014ded2" officeooo:paragraph-rsid="0016e485" style:font-size-asian="8pt" style:font-size-complex="8pt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fo:font-size="14pt" fo:language="en" fo:country="US" fo:font-weight="bold" officeooo:rsid="0014ded2" officeooo:paragraph-rsid="0014ded2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.296cm"/>
        </style:tab-stops>
      </style:paragraph-properties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16e485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line-height="150%" fo:text-align="start" style:justify-single-word="false" fo:hyphenation-ladder-count="no-limit" fo:text-indent="0cm" style:auto-text-indent="false" fo:background-color="transparent"/>
      <style:text-properties officeooo:paragraph-rsid="0016773b" fo:hyphenate="true" fo:hyphenation-remain-char-count="2" fo:hyphenation-push-char-count="2" loext:hyphenation-no-caps="false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margin-left="0.635cm" fo:margin-right="0cm" fo:line-height="150%" fo:text-align="center" style:justify-single-word="false" fo:text-indent="0cm" style:auto-text-indent="false"/>
      <style:text-properties fo:font-weight="bold" officeooo:paragraph-rsid="0017891e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1.251cm" fo:margin-right="0cm" fo:line-height="150%" fo:text-align="justify" style:justify-single-word="false" fo:hyphenation-ladder-count="no-limit" fo:text-indent="0cm" style:auto-text-indent="false" fo:background-color="transparent"/>
      <style:text-properties fo:font-size="14pt" fo:language="en" fo:country="US" officeooo:rsid="0014ded2" officeooo:paragraph-rsid="0014ded2" style:font-size-complex="14pt" fo:hyphenate="true" fo:hyphenation-remain-char-count="2" fo:hyphenation-push-char-count="2" loext:hyphenation-no-caps="false"/>
    </style:style>
    <style:style style:name="P30" style:family="paragraph">
      <loext:graphic-properties draw:fill-color="#ffffff"/>
      <style:paragraph-properties style:writing-mode="lr-tb"/>
    </style:style>
    <style:style style:name="T1" style:family="text">
      <style:text-properties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4pt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officeooo:rsid="0010ed82"/>
    </style:style>
    <style:style style:name="T6" style:family="text">
      <style:text-properties fo:color="#cc7832" style:font-name="JetBrains Mono" fo:font-style="normal" fo:font-weight="normal" style:font-style-asian="normal" style:font-weight-asian="normal"/>
    </style:style>
    <style:style style:name="T7" style:family="text">
      <style:text-properties fo:color="#cc7832" style:font-name="JetBrains Mono" fo:font-style="normal" fo:font-weight="normal" style:font-style-asian="normal" style:font-weight-asian="normal"/>
    </style:style>
    <style:style style:name="T8" style:family="text">
      <style:text-properties fo:color="#cc7832" style:font-name="JetBrains Mono" fo:font-size="15pt" fo:font-style="normal" fo:font-weight="normal" style:font-size-asian="15pt" style:font-style-asian="normal" style:font-weight-asian="normal"/>
    </style:style>
    <style:style style:name="T9" style:family="text">
      <style:text-properties fo:color="#a9b7c6" style:font-name="JetBrains Mono" fo:font-style="normal" fo:font-weight="normal" style:font-style-asian="normal" style:font-weight-asian="normal"/>
    </style:style>
    <style:style style:name="T10" style:family="text">
      <style:text-properties fo:color="#a9b7c6" style:font-name="JetBrains Mono" fo:font-style="normal" fo:font-weight="normal" style:font-style-asian="normal" style:font-weight-asian="normal"/>
    </style:style>
    <style:style style:name="T11" style:family="text">
      <style:text-properties fo:color="#a9b7c6" style:font-name="JetBrains Mono" fo:font-size="15pt" fo:font-style="normal" fo:font-weight="normal" style:font-size-asian="15pt" style:font-style-asian="normal" style:font-weight-asian="normal"/>
    </style:style>
    <style:style style:name="T12" style:family="text">
      <style:text-properties fo:color="#6897bb" style:font-name="JetBrains Mono" fo:font-style="normal" fo:font-weight="normal" style:font-style-asian="normal" style:font-weight-asian="normal"/>
    </style:style>
    <style:style style:name="T13" style:family="text">
      <style:text-properties fo:color="#6897bb" style:font-name="JetBrains Mono" fo:font-style="normal" fo:font-weight="normal" style:font-style-asian="normal" style:font-weight-asian="normal"/>
    </style:style>
    <style:style style:name="T14" style:family="text">
      <style:text-properties fo:color="#6897bb" style:font-name="JetBrains Mono" fo:font-size="15pt" fo:font-style="normal" fo:font-weight="normal" style:font-size-asian="15pt" style:font-style-asian="normal" style:font-weight-asian="normal"/>
    </style:style>
    <style:style style:name="T15" style:family="text">
      <style:text-properties fo:font-size="8pt" fo:language="en" fo:country="US" officeooo:rsid="0014ded2" style:font-size-asian="8pt" style:font-size-complex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6773b"/>
    </style:style>
    <style:style style:name="T18" style:family="text">
      <style:text-properties fo:color="#808080" style:font-name="JetBrains Mono" fo:font-style="normal" fo:font-weight="normal" style:font-style-asian="normal" style:font-weight-asian="normal"/>
    </style:style>
    <style:style style:name="T19" style:family="text">
      <style:text-properties fo:color="#808080" style:font-name="JetBrains Mono" fo:font-style="normal" fo:font-weight="normal" style:font-style-asian="normal" style:font-weight-asian="normal"/>
    </style:style>
    <style:style style:name="T20" style:family="text">
      <style:text-properties fo:color="#808080" style:font-name="JetBrains Mono" fo:font-size="15pt" fo:font-style="normal" fo:font-weight="normal" style:font-size-asian="15pt" style:font-style-asian="normal" style:font-weight-asian="normal"/>
    </style:style>
    <style:style style:name="T21" style:family="text">
      <style:text-properties fo:color="#9876aa" style:font-name="JetBrains Mono" fo:font-style="normal" fo:font-weight="normal" style:font-style-asian="normal" style:font-weight-asian="normal"/>
    </style:style>
    <style:style style:name="T22" style:family="text">
      <style:text-properties fo:color="#9876aa" style:font-name="JetBrains Mono" fo:font-style="normal" fo:font-weight="normal" style:font-style-asian="normal" style:font-weight-asian="normal"/>
    </style:style>
    <style:style style:name="T23" style:family="text">
      <style:text-properties fo:color="#9876aa" style:font-name="JetBrains Mono" fo:font-size="15pt" fo:font-style="normal" fo:font-weight="normal" style:font-size-asian="15pt" style:font-style-asian="normal" style:font-weight-asian="normal"/>
    </style:style>
    <style:style style:name="T24" style:family="text">
      <style:text-properties fo:color="#6a8759" style:font-name="JetBrains Mono" fo:font-style="normal" fo:font-weight="normal" style:font-style-asian="normal" style:font-weight-asian="normal"/>
    </style:style>
    <style:style style:name="T25" style:family="text">
      <style:text-properties fo:color="#6a8759" style:font-name="JetBrains Mono" fo:font-style="normal" fo:font-weight="normal" style:font-style-asian="normal" style:font-weight-asian="normal"/>
    </style:style>
    <style:style style:name="T26" style:family="text">
      <style:text-properties fo:color="#6a8759" style:font-name="JetBrains Mono" fo:font-style="normal" fo:font-weight="normal" fo:background-color="#364135" loext:char-shading-value="0" style:font-style-asian="normal" style:font-weight-asian="normal"/>
    </style:style>
    <style:style style:name="T27" style:family="text">
      <style:text-properties fo:color="#6a8759" style:font-name="JetBrains Mono" fo:font-size="15pt" fo:font-style="normal" fo:font-weight="normal" style:font-size-asian="15pt" style:font-style-asian="normal" style:font-weight-asian="normal"/>
    </style:style>
    <style:style style:name="T28" style:family="text">
      <style:text-properties fo:color="#ffc66d" style:font-name="JetBrains Mono" fo:font-style="normal" fo:font-weight="normal" style:font-style-asian="normal" style:font-weight-asian="normal"/>
    </style:style>
    <style:style style:name="T29" style:family="text">
      <style:text-properties fo:color="#ffc66d" style:font-name="JetBrains Mono" fo:font-style="normal" fo:font-weight="normal" style:font-style-asian="normal" style:font-weight-asian="normal"/>
    </style:style>
    <style:style style:name="T30" style:family="text">
      <style:text-properties fo:color="#ffc66d" style:font-name="JetBrains Mono" fo:font-size="15pt" fo:font-style="normal" fo:font-weight="normal" style:font-size-asian="15pt" style:font-style-asian="normal" style:font-weight-asian="normal"/>
    </style:style>
    <style:style style:name="T31" style:family="text">
      <style:text-properties fo:font-size="14pt" fo:language="en" fo:country="US" fo:font-weight="bold" officeooo:rsid="0014ded2" style:font-weight-asian="bold" style:font-size-complex="14pt" style:font-weight-complex="bold"/>
    </style:style>
    <style:style style:name="T32" style:family="text">
      <style:text-properties fo:font-size="14pt" fo:language="en" fo:country="US" officeooo:rsid="0014ded2" style:font-size-complex="14pt"/>
    </style:style>
    <style:style style:name="T33" style:family="text">
      <style:text-properties fo:font-size="14pt" fo:language="en" fo:country="US" officeooo:rsid="0016773b" style:font-size-complex="14pt"/>
    </style:style>
    <style:style style:name="T34" style:family="text">
      <style:text-properties fo:font-size="14pt" fo:language="en" fo:country="US" officeooo:rsid="0017891e" style:font-size-complex="14pt"/>
    </style:style>
    <style:style style:name="T35" style:family="text">
      <style:text-properties officeooo:rsid="0017891e"/>
    </style:style>
    <style:style style:name="gr1" style:family="graphic">
      <style:graphic-properties draw:stroke="none" svg:stroke-width="0.026cm" svg:stroke-color="#3465a4" draw:fill-color="#ffffff" fo:min-height="0cm" fo:min-width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draw:z-index="0" draw:name="Group 51" draw:style-name="gr1" draw:text-style-name="P30" svg:width="6.017cm" svg:height="0.953cm" svg:x="0.635cm" svg:y="0.302cm"><text:p/><draw:enhanced-geometry draw:type="non-primitive" draw:enhanced-path="M 0 0 L -2147483645 0 -2147483645 -2147483646 0 -2147483646 N"/></draw:custom-shape><draw:custom-shape text:anchor-type="char" draw:z-index="1" draw:name="Group 37" draw:style-name="gr1" draw:text-style-name="P30" svg:width="6.017cm" svg:height="0.953cm" svg:x="0.635cm" svg:y="-0.857cm"><text:p/><draw:enhanced-geometry draw:type="non-primitive" draw:enhanced-path="M 0 0 L -2147483645 0 -2147483645 -2147483646 0 -2147483646 N"/></draw:custom-shape><draw:custom-shape text:anchor-type="char" draw:z-index="2" draw:name="Group 37" draw:style-name="gr1" draw:text-style-name="P30" svg:width="7.563cm" svg:height="0.56cm" svg:x="7.408cm" svg:y="-0.303cm"><text:p/><draw:enhanced-geometry draw:type="non-primitive" draw:enhanced-path="M 0 0 L -2147483645 0 -2147483645 -2147483646 0 -2147483646 N"/></draw:custom-shape><draw:custom-shape text:anchor-type="char" draw:z-index="3" draw:name="Group 37" draw:style-name="gr1" draw:text-style-name="P30" svg:width="8.758cm" svg:height="0.613cm" svg:x="7.117cm" svg:y="-0.855cm"><text:p/><draw:enhanced-geometry draw:type="non-primitive" draw:enhanced-path="M 0 0 L -2147483645 0 -2147483645 -2147483646 0 -2147483646 N"/></draw:custom-shape>Міністерство освіти і науки України</text:p>
      <text:p text:style-name="P4">Національний технічний університет України «Київський політехнічний інститут імені Ігоря Сікорського"</text:p>
      <text:p text:style-name="P4">Факультет інформатики та обчислювальної техніки</text:p>
      <text:p text:style-name="P4"/>
      <text:p text:style-name="P4">Кафедра інформатики та програмної інженерії</text:p>
      <text:p text:style-name="P2"/>
      <text:p text:style-name="P2"/>
      <text:p text:style-name="P2"/>
      <text:p text:style-name="P1"/>
      <text:p text:style-name="P6">Звіт</text:p>
      <text:p text:style-name="P2"/>
      <text:p text:style-name="P2">з лабораторної роботи <text:s/>№ <text:span text:style-name="T35">4 </text:span>з дисципліни </text:p>
      <text:p text:style-name="P2">«<text:span text:style-name="T5">Бази даних</text:span>»</text:p>
      <text:p text:style-name="P5"/>
      <text:p text:style-name="P28">“Створення запитів групування, сортування, використання вбудованих функцій.</text:p>
      <text:p text:style-name="P28">Створення та керування представленнями”</text:p>
      <text:p text:style-name="P13"/>
      <text:p text:style-name="P16"/>
      <text:p text:style-name="P16"/>
      <text:p text:style-name="P14"/>
      <text:p text:style-name="P16"/>
      <text:p text:style-name="P16"/>
      <text:p text:style-name="P19">Виконав студент: </text:p>
      <text:p text:style-name="P19">ІТ-01 Колесник Роман</text:p>
      <text:p text:style-name="P17"/>
      <text:p text:style-name="P17"/>
      <text:p text:style-name="P18">Перевірила:</text:p>
      <text:p text:style-name="P18">Марченко О. І.</text:p>
      <text:p text:style-name="P15"/>
      <text:p text:style-name="P15"/>
      <text:p text:style-name="P15"/>
      <text:p text:style-name="P15"/>
      <text:p text:style-name="P11"><text:span text:style-name="T1">Київ 202</text:span><text:span text:style-name="T3">1</text:span></text:p>
      <text:p text:style-name="P12"/>
      <text:p text:style-name="P10"><text:span text:style-name="T4">Мета</text:span><text:span text:style-name="T2">: </text:span></text:p>
      <text:p text:style-name="P20"> Вивчити оператор, котрий використовується в реляційних СУБД, для</text:p>
      <text:p text:style-name="P20">вибірки даних з таблиць, групування та сортування даних</text:p>
      <text:p text:style-name="P20"> Навчитись використовувати вбудовані функції в запитах</text:p>
      <text:p text:style-name="P20"> Вивчити призначення представлень (view) баз даних, синтаксису та</text:p>
      <text:p text:style-name="P20">семантики команд SQL для їх створення, зміни та видалення, системних</text:p>
      <text:p text:style-name="P20">збережених процедур для отримання інформації про представлення</text:p>
      <text:p text:style-name="P20"/>
      <text:p text:style-name="P27">При виконанні комп‘ютерного практикуму необхідно виконати наступні дії:</text:p>
      <text:p text:style-name="P24">1) Створити наступні запити:</text:p>
      <text:p text:style-name="P24">a. запит з використанням функції COUNT;</text:p>
      <text:p text:style-name="P24">b. запит з використанням функції SUM;</text:p>
      <text:p text:style-name="P24">c. запит з використанням функцій UPPER, LOWER;</text:p>
      <text:p text:style-name="P24">d. запит з використанням функцій для роботи з датами;</text:p>
      <text:p text:style-name="P24">e. запит з використанням групування по одному стовпцю;</text:p>
      <text:p text:style-name="P24">f. запит з використанням групування по декільком стовпцям;</text:p>
      <text:p text:style-name="P24">g. запит з використанням умови відбору груп HAVING;</text:p>
      <text:p text:style-name="P24">h. запит з використанням HAVING без GROUP BY;</text:p>
      <text:p text:style-name="P24">i. запит з використанням сортування по стовпцю.</text:p>
      <text:p text:style-name="P24">2) Робота з представленнями (view):</text:p>
      <text:p text:style-name="P24">a. створити представлення, котре містить дані з декількох таблиць;</text:p>
      <text:p text:style-name="P24">b. створити представлення, котре містить дані з декількох таблиць та</text:p>
      <text:p text:style-name="P24">посилання, котре створене в п.a;</text:p>
      <text:p text:style-name="P24">c. модифікувати запити з використанням команди ALTER VIEW;</text:p>
      <text:p text:style-name="P24">d. отримати довідникову інформацію про ці представлення з</text:p>
      <text:p text:style-name="P24">використанням вбудованих процедур (наприклад в MsSQL sp_help,</text:p>
      <text:p text:style-name="P24">sp_helptexst и sp_depends).</text:p>
      <text:p text:style-name="P24"/>
      <text:p text:style-name="P7"><text:span text:style-name="T2">11) </text:span><text:span text:style-name="T4">Програмне забезпечення військової частини.</text:span><text:span text:style-name="T2"> Військові частини</text:span></text:p>
      <text:p text:style-name="P8">округу розквартировані по різних місцях дислокації, причому в одному</text:p>
      <text:p text:style-name="P8"><text:soft-page-break/>місці можуть розташовуватися кілька частин. Кожна військова частина</text:p>
      <text:p text:style-name="P8">складається з рот, роти з взводів, взводи з відділень, в свою чергу</text:p>
      <text:p text:style-name="P8">військові частини об'єднуються в дивізії, корпуси або бригади, а ті в армії.</text:p>
      <text:p text:style-name="P8">Військовий округ представлений офіцерським складом (генерали,</text:p>
      <text:p text:style-name="P8">полковники, підполковники, майори, капітани, лейтенанти) і рядовим і</text:p>
      <text:p text:style-name="P8">сержантським складом (старшини, сержанти, прапорщики, рядові). Кожна</text:p>
      <text:p text:style-name="P8">з перерахованих категорій військовослужбовців може</text:p>
      <text:p text:style-name="P8">матихарактеристики, властиві тільки цій категорії: для генералів це може бути</text:p>
      <text:p text:style-name="P8">дата закінчення академії, дата присвоєння генеральського звання і т.д.</text:p>
      <text:p text:style-name="P8">Кожне з підрозділів має командира, причому військовослужбовці</text:p>
      <text:p text:style-name="P8">офіцерського складу можуть командувати будь-яким з перерахованих</text:p>
      <text:p text:style-name="P8">вище підрозділів, а військовослужбовці рядового і сержантського складу</text:p>
      <text:p text:style-name="P8">тільки взводом і відділенням. Всі військовослужбовці мають одну або</text:p>
      <text:p text:style-name="P8">кілька військових спеціальностей. Кожна військова частина має бойову і</text:p>
      <text:p text:style-name="P8">транспортну техніку: БМП, тягачі, автотранспорт тощо. і озброєння:</text:p>
      <text:p text:style-name="P8">карабіни, автоматична зброя, артилерія, ракетне озброєння тощо. Кожна з</text:p>
      <text:p text:style-name="P8">перерахованих категорій бойової техніки і озброєння також має</text:p>
      <text:p text:style-name="P8">специфічні, притаманні лише їй атрибути і по кожній категорії може бути</text:p>
      <text:p text:style-name="P8">кілька видів техніки і озброєння. Треба мати можливість отримувати</text:p>
      <text:p text:style-name="P8">інформацію про всі частини військового округу, дані про офіцерський,</text:p>
      <text:p text:style-name="P8">рядовий та сержантський склад, отримувати місця дислокації, дані про</text:p>
      <text:p text:style-name="P8">наявне озброєння тощо.</text:p>
      <text:p text:style-name="P8"/>
      <text:p text:style-name="P7"><text:span text:style-name="T4">Вихідний</text:span><text:span text:style-name="T2"> </text:span><text:span text:style-name="T4">код</text:span><text:span text:style-name="T2">:</text:span></text:p>
      <text:p text:style-name="P9"><text:span text:style-name="T18"># // //</text:span><text:line-break/><text:span text:style-name="T18"># LAB 4</text:span><text:line-break/><text:span text:style-name="T18"># \\ \\</text:span><text:line-break/><text:line-break/><text:line-break/><text:span text:style-name="T18"># тестування каленадря</text:span><text:line-break/><text:span text:style-name="T6">select </text:span><text:span text:style-name="T28">LPAD</text:span><text:span text:style-name="T9">(</text:span><text:span text:style-name="T24">'ok'</text:span><text:span text:style-name="T6">, </text:span><text:span text:style-name="T12">2</text:span><text:span text:style-name="T6">, </text:span><text:span text:style-name="T24">'*'</text:span><text:span text:style-name="T9">)</text:span><text:span text:style-name="T6">;</text:span><text:line-break/><text:span text:style-name="T6">select </text:span><text:span text:style-name="T28">QUARTER</text:span><text:span text:style-name="T9">(</text:span><text:span text:style-name="T28">now</text:span><text:span text:style-name="T9">())</text:span><text:span text:style-name="T6">;</text:span><text:line-break/><text:span text:style-name="T6">select </text:span><text:span text:style-name="T28">DATE_ADD</text:span><text:span text:style-name="T9">(</text:span><text:span text:style-name="T24">'2018-05-25 21:31:27'</text:span><text:span text:style-name="T6">, INTERVAL </text:span><text:span text:style-name="T12">4 </text:span><text:span text:style-name="T6">HOUR</text:span><text:span text:style-name="T9">)</text:span><text:span text:style-name="T6">;</text:span><text:line-break/><text:span text:style-name="T6">select </text:span><text:span text:style-name="T28">DATE_FORMAT</text:span><text:span text:style-name="T9">(</text:span><text:span text:style-name="T28">now</text:span><text:span text:style-name="T9">()</text:span><text:span text:style-name="T6">, </text:span><text:span text:style-name="T24">'%M'</text:span><text:span text:style-name="T9">)</text:span><text:span text:style-name="T6">;</text:span><text:line-break/><text:line-break/><text:soft-page-break/><text:line-break/><text:span text:style-name="T18"># 1a. взводи за кількістю, створені в один день</text:span><text:line-break/><text:span text:style-name="T6">select </text:span><text:span text:style-name="T21">maxQuantity</text:span><text:span text:style-name="T6">, </text:span><text:span text:style-name="T21">dateForming</text:span><text:span text:style-name="T6">, </text:span><text:span text:style-name="T28">count</text:span><text:span text:style-name="T9">(</text:span><text:span text:style-name="T28">*</text:span><text:span text:style-name="T9">) </text:span><text:span text:style-name="T6">as count</text:span><text:line-break/><text:span text:style-name="T6">from </text:span><text:span text:style-name="T9">platoon</text:span><text:line-break/><text:span text:style-name="T6">group by </text:span><text:span text:style-name="T21">dateForming</text:span><text:span text:style-name="T6">, </text:span><text:span text:style-name="T21">maxQuantity</text:span><text:line-break/><text:span text:style-name="T6">order by count desc;</text:span><text:line-break/><text:line-break/><text:line-break/><text:span text:style-name="T18"># 1b. шкода від атакування найсильнішою одиницею військової техніки</text:span><text:line-break/><text:span text:style-name="T6">select </text:span><text:span text:style-name="T24">'the most powerful' </text:span><text:span text:style-name="T6">as </text:span><text:span text:style-name="T9">unit</text:span><text:span text:style-name="T6">,</text:span><text:line-break/><text:span text:style-name="T6"> <text:s text:c="6"/></text:span><text:span text:style-name="T28">MAX</text:span><text:span text:style-name="T9">(</text:span><text:span text:style-name="T21">damage</text:span><text:span text:style-name="T9">) <text:s text:c="8"/></text:span><text:span text:style-name="T6">as </text:span><text:span text:style-name="T9">maxDamage</text:span><text:line-break/><text:span text:style-name="T6">from </text:span><text:span text:style-name="T9">armament</text:span><text:span text:style-name="T6">;</text:span><text:line-break/><text:line-break/><text:line-break/><text:span text:style-name="T18"># 1c. дані про командиірв з великим прізвищем якщо вік старший 60 років та малим прізвищем інакше</text:span><text:line-break/><text:span text:style-name="T6">select </text:span><text:span text:style-name="T21">age</text:span><text:span text:style-name="T6">, </text:span><text:span text:style-name="T21">weight</text:span><text:span text:style-name="T6">, </text:span><text:span text:style-name="T21">birthday</text:span><text:span text:style-name="T6">, </text:span><text:span text:style-name="T28">UPPER</text:span><text:span text:style-name="T9">(</text:span><text:span text:style-name="T21">surname</text:span><text:span text:style-name="T9">) </text:span><text:span text:style-name="T6">as </text:span><text:span text:style-name="T9">upperSurname</text:span><text:line-break/><text:span text:style-name="T6">from </text:span><text:span text:style-name="T9">commander</text:span><text:line-break/><text:span text:style-name="T6">where </text:span><text:span text:style-name="T28">datediff</text:span><text:span text:style-name="T9">(</text:span><text:span text:style-name="T28">now</text:span><text:span text:style-name="T9">()</text:span><text:span text:style-name="T6">, </text:span><text:span text:style-name="T21">birthday</text:span><text:span text:style-name="T9">) / </text:span><text:span text:style-name="T12">365 </text:span><text:span text:style-name="T9">&gt; </text:span><text:span text:style-name="T12">60</text:span><text:line-break/><text:span text:style-name="T6">union</text:span><text:line-break/><text:span text:style-name="T6">select </text:span><text:span text:style-name="T21">age</text:span><text:span text:style-name="T6">, </text:span><text:span text:style-name="T21">weight</text:span><text:span text:style-name="T6">, </text:span><text:span text:style-name="T21">birthday</text:span><text:span text:style-name="T6">, </text:span><text:span text:style-name="T28">lower</text:span><text:span text:style-name="T9">(</text:span><text:span text:style-name="T21">surname</text:span><text:span text:style-name="T9">)</text:span><text:line-break/><text:span text:style-name="T6">from </text:span><text:span text:style-name="T9">commander</text:span><text:line-break/><text:span text:style-name="T6">where </text:span><text:span text:style-name="T28">datediff</text:span><text:span text:style-name="T9">(</text:span><text:span text:style-name="T28">now</text:span><text:span text:style-name="T9">()</text:span><text:span text:style-name="T6">, </text:span><text:span text:style-name="T21">birthday</text:span><text:span text:style-name="T9">) / </text:span><text:span text:style-name="T12">365 </text:span><text:span text:style-name="T9">&lt;= </text:span><text:span text:style-name="T12">60</text:span><text:span text:style-name="T6">;</text:span><text:line-break/><text:line-break/><text:line-break/><text:span text:style-name="T18"># 1d. дата заснування роти з її тестовим періодом пів року</text:span><text:line-break/><text:span text:style-name="T6">select </text:span><text:span text:style-name="T28">date_sub</text:span><text:span text:style-name="T9">(</text:span><text:span text:style-name="T21">dateForming</text:span><text:span text:style-name="T6">, interval </text:span><text:span text:style-name="T12">6 </text:span><text:span text:style-name="T6">month</text:span><text:span text:style-name="T9">) </text:span><text:span text:style-name="T6">as </text:span><text:span text:style-name="T9">testPeriod</text:span><text:line-break/><text:span text:style-name="T6">from </text:span><text:span text:style-name="T9">squadron</text:span><text:span text:style-name="T6">;</text:span><text:line-break/><text:line-break/><text:line-break/><text:span text:style-name="T18"># 1e. групування по стовпцю максимальної кількості відділення</text:span><text:line-break/><text:span text:style-name="T6">select </text:span><text:span text:style-name="T21">maxQuantity</text:span><text:span text:style-name="T6">, </text:span><text:span text:style-name="T28">count</text:span><text:span text:style-name="T9">(</text:span><text:span text:style-name="T28">*</text:span><text:span text:style-name="T9">) </text:span><text:span text:style-name="T6">as count</text:span><text:line-break/><text:span text:style-name="T6">from </text:span><text:span text:style-name="T9">department</text:span><text:line-break/><text:span text:style-name="T6">group by </text:span><text:span text:style-name="T21">maxQuantity</text:span><text:line-break/><text:span text:style-name="T6">order by count desc;</text:span><text:line-break/><text:line-break/><text:line-break/><text:span text:style-name="T18"># 1f. групування по стовпцях ваги та шкоди</text:span><text:line-break/><text:span text:style-name="T6">select </text:span><text:span text:style-name="T24">'weapon' </text:span><text:span text:style-name="T6">as </text:span><text:span text:style-name="T9">type</text:span><text:span text:style-name="T6">, </text:span><text:span text:style-name="T21">weight</text:span><text:span text:style-name="T6">, </text:span><text:span text:style-name="T21">damage</text:span><text:span text:style-name="T6">, </text:span><text:span text:style-name="T28">count</text:span><text:span text:style-name="T9">(</text:span><text:span text:style-name="T28">*</text:span><text:span text:style-name="T9">) </text:span><text:span text:style-name="T6">as count</text:span><text:line-break/><text:span text:style-name="T6">from </text:span><text:span text:style-name="T9">armament</text:span><text:line-break/><text:span text:style-name="T6">group by </text:span><text:span text:style-name="T21">weight</text:span><text:span text:style-name="T6">, </text:span><text:span text:style-name="T21">damage</text:span><text:span text:style-name="T6">;</text:span><text:line-break/><text:line-break/><text:line-break/><text:span text:style-name="T18"># 1g. максимальна кількість людей взводу, згрупована за максимальною кількістю, де кількість групи бальша за 3</text:span><text:line-break/><text:span text:style-name="T6">select </text:span><text:span text:style-name="T21">maxQuantity</text:span><text:span text:style-name="T6">, </text:span><text:span text:style-name="T28">count</text:span><text:span text:style-name="T9">(</text:span><text:span text:style-name="T28">*</text:span><text:span text:style-name="T9">) </text:span><text:span text:style-name="T6">as count</text:span><text:line-break/><text:span text:style-name="T6">from </text:span><text:span text:style-name="T9">platoon</text:span><text:line-break/><text:span text:style-name="T6">group by </text:span><text:span text:style-name="T21">maxQuantity</text:span><text:line-break/><text:span text:style-name="T6">having count </text:span><text:span text:style-name="T9">&gt; </text:span><text:span text:style-name="T12">3</text:span><text:span text:style-name="T6">;</text:span><text:line-break/><text:line-break/><text:line-break/><text:span text:style-name="T18"># 1h. загальна шкода від одночасного атакування всіма унікальними одиницями військової техінки, якщо більша за 500</text:span><text:line-break/><text:soft-page-break/><text:span text:style-name="T6">select </text:span><text:span text:style-name="T28">sum</text:span><text:span text:style-name="T9">(</text:span><text:span text:style-name="T21">damage</text:span><text:span text:style-name="T9">) </text:span><text:span text:style-name="T6">as </text:span><text:span text:style-name="T9">totalDamage</text:span><text:line-break/><text:span text:style-name="T6">from </text:span><text:span text:style-name="T9">armament</text:span><text:line-break/><text:span text:style-name="T6">having </text:span><text:span text:style-name="T9">totalDamage &gt; </text:span><text:span text:style-name="T12">500</text:span><text:span text:style-name="T6">;</text:span><text:line-break/><text:line-break/><text:line-break/><text:span text:style-name="T18"># 1i. військова техніка, сортована за іменем</text:span><text:line-break/><text:span text:style-name="T6">select </text:span><text:span text:style-name="T21">EquipmentName</text:span><text:span text:style-name="T6">, </text:span><text:span text:style-name="T21">weight</text:span><text:span text:style-name="T6">, </text:span><text:span text:style-name="T21">speed</text:span><text:line-break/><text:span text:style-name="T6">from </text:span><text:span text:style-name="T9">militaryEquipment</text:span><text:line-break/><text:span text:style-name="T6">order by </text:span><text:span text:style-name="T21">EquipmentName</text:span><text:span text:style-name="T6">;</text:span><text:line-break/><text:line-break/><text:line-break/><text:span text:style-name="T18"># 2a. представлення округу та частини</text:span><text:line-break/><text:span text:style-name="T6">create view </text:span><text:span text:style-name="T9">part_district_view </text:span><text:span text:style-name="T6">as</text:span><text:line-break/><text:span text:style-name="T6">select </text:span><text:span text:style-name="T21">partCypher</text:span><text:span text:style-name="T6">, </text:span><text:span text:style-name="T21">districtID</text:span><text:span text:style-name="T6">, </text:span><text:span text:style-name="T9">d.</text:span><text:span text:style-name="T21">maxQuantity</text:span><text:span text:style-name="T6">, </text:span><text:span text:style-name="T9">d.</text:span><text:span text:style-name="T21">dateForming</text:span><text:span text:style-name="T6">, </text:span><text:span text:style-name="T21">divisionID</text:span><text:line-break/><text:span text:style-name="T6">from </text:span><text:span text:style-name="T9">part</text:span><text:line-break/><text:span text:style-name="T9"> <text:s text:c="8"/></text:span><text:span text:style-name="T6">left join </text:span><text:span text:style-name="T9">district d </text:span><text:span text:style-name="T6">on </text:span><text:span text:style-name="T9">part.</text:span><text:span text:style-name="T21">districtID </text:span><text:span text:style-name="T9">= d.</text:span><text:span text:style-name="T21">id</text:span><text:span text:style-name="T6">;</text:span><text:line-break/><text:line-break/><text:line-break/><text:span text:style-name="T18"># 2b. представлення округу, частини та дивізії</text:span><text:line-break/><text:span text:style-name="T6">create view </text:span><text:span text:style-name="T9">division_part_district </text:span><text:span text:style-name="T6">as</text:span><text:line-break/><text:span text:style-name="T6">select </text:span><text:span text:style-name="T21">armyID</text:span><text:span text:style-name="T6">, </text:span><text:span text:style-name="T9">division.</text:span><text:span text:style-name="T21">dateForming</text:span><text:line-break/><text:span text:style-name="T6">from </text:span><text:span text:style-name="T9">division</text:span><text:line-break/><text:span text:style-name="T9"> <text:s text:c="8"/></text:span><text:span text:style-name="T6">left join </text:span><text:span text:style-name="T9">part_district_view pdv</text:span><text:line-break/><text:span text:style-name="T9"> <text:s text:c="18"/></text:span><text:span text:style-name="T6">on </text:span><text:span text:style-name="T9">division.</text:span><text:span text:style-name="T21">maxQuantity </text:span><text:span text:style-name="T9">= pdv.</text:span><text:span text:style-name="T21">maxQuantity </text:span><text:span text:style-name="T6">and </text:span><text:span text:style-name="T9">division.</text:span><text:span text:style-name="T21">dateForming </text:span><text:span text:style-name="T9">= pdv.</text:span><text:span text:style-name="T21">dateForming</text:span><text:span text:style-name="T6">;</text:span><text:line-break/><text:line-break/><text:line-break/><text:span text:style-name="T18"># 2c. перезапис view</text:span><text:line-break/><text:span text:style-name="T6">alter view </text:span><text:span text:style-name="T9">division_part_district </text:span><text:span text:style-name="T6">as</text:span><text:line-break/><text:span text:style-name="T6">select </text:span><text:span text:style-name="T21">armyID</text:span><text:span text:style-name="T6">, </text:span><text:span text:style-name="T9">division.</text:span><text:span text:style-name="T21">dateForming</text:span><text:line-break/><text:span text:style-name="T6">from </text:span><text:span text:style-name="T9">division</text:span><text:line-break/><text:span text:style-name="T9"> <text:s text:c="8"/></text:span><text:span text:style-name="T6">left join </text:span><text:span text:style-name="T9">part_district_view pdv</text:span><text:line-break/><text:span text:style-name="T9"> <text:s text:c="18"/></text:span><text:span text:style-name="T6">on </text:span><text:span text:style-name="T9">division.</text:span><text:span text:style-name="T21">maxQuantity </text:span><text:span text:style-name="T9">= pdv.</text:span><text:span text:style-name="T21">maxQuantity </text:span><text:span text:style-name="T6">and </text:span><text:span text:style-name="T9">division.</text:span><text:span text:style-name="T21">dateForming </text:span><text:span text:style-name="T9">= pdv.</text:span><text:span text:style-name="T21">dateForming</text:span><text:span text:style-name="T6">;</text:span><text:line-break/><text:line-break/><text:line-break/><text:span text:style-name="T18"># 2e. довідникова інформація</text:span><text:line-break/><text:span text:style-name="T18"># https://stackoverflow.com/questions/5006323/sp-help-for-mysql</text:span><text:line-break/><text:span text:style-name="T6">show columns in </text:span><text:span text:style-name="T9">division_part_district</text:span><text:span text:style-name="T6">;</text:span></text:p>
      <text:p text:style-name="P25"><text:span text:style-name="T15"><text:line-break/></text:span></text:p>
      <text:p text:style-name="P23"/>
      <text:p text:style-name="P3"><text:span text:style-name="T31">Висновки</text:span><text:span text:style-name="T32">: </text:span><text:span text:style-name="T33">вивчено</text:span><text:span text:style-name="T32"> оператор, котрий використовується в реляційних СУБД, для</text:span></text:p>
      <text:p text:style-name="P3"><text:span text:style-name="T32">вибірки даних з таблиць, групування та сортування даних; </text:span><text:span text:style-name="T34">освоєно призначення представлень (view) баз дани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0.423cm" fo:text-align="start" style:justify-single-word="false" fo:text-indent="0cm" style:auto-text-indent="false"/>
      <style:text-properties style:language-asian="uk" style:country-asian="U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176cm" fo:margin-bottom="0.176cm" loext:contextual-spacing="false" fo:line-height="0.423cm" fo:text-indent="1cm" style:auto-text-indent="false"/>
      <style:text-properties fo:language="ru" fo:country="RU"/>
    </style:style>
    <style:style style:name="caption" style:family="paragraph" style:parent-style-name="Standard" style:default-outline-level="">
      <style:paragraph-properties fo:margin-left="0cm" fo:margin-right="0cm" fo:margin-top="0cm" fo:margin-bottom="0.353cm" loext:contextual-spacing="false" fo:line-height="0.423cm" fo:text-indent="1.251cm" style:auto-text-indent="false"/>
      <style:text-properties fo:color="#4f81bd" fo:font-size="9pt" fo:font-weight="bold" style:font-size-asian="9pt" style:font-weight-asian="bold"/>
    </style:style>
    <style:style style:name="без_20_номера" style:display-name="без номера" style:family="paragraph" style:parent-style-name="Heading_20_1" style:default-outline-level="">
      <style:paragraph-properties fo:margin-left="0cm" fo:margin-right="0cm" fo:margin-top="0.423cm" fo:margin-bottom="0.212cm" loext:contextual-spacing="false" fo:line-height="0.487cm" fo:text-align="center" style:justify-single-word="false" fo:keep-together="always" fo:text-indent="0cm" style:auto-text-indent="false" fo:keep-with-next="always"/>
      <style:text-properties fo:text-transform="uppercase" style:letter-kerning="true" style:font-name-asian="Arial" style:font-family-asian="Arial" style:font-family-generic-asian="system" style:font-pitch-asian="variable" style:language-asian="ar" style:country-asian="SA" style:font-size-complex="16pt" style:font-weight-complex="bold"/>
    </style:style>
    <style:style style:name="Heading_20_1" style:display-name="Heading 1" style:family="paragraph" style:parent-style-name="Heading" style:class="text"/>
    <style:style style:name="Не_20_нумеревонный_20_первый" style:display-name="Не нумеревонный первый" style:family="paragraph" style:parent-style-name="Standard" style:default-outline-level="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text-transform="uppercase" fo:language="ru" fo:country="RU" fo:font-weight="bold" style:font-weight-asian="bold"/>
    </style:style>
    <style:style style:name="Код_20_исх" style:display-name="Код исх" style:family="paragraph" style:parent-style-name="Standard" style:default-outline-level="">
      <style:paragraph-properties fo:margin-left="0cm" fo:margin-right="0cm" fo:line-height="0.423cm" fo:text-align="start" style:justify-single-word="false" fo:text-indent="1.251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ar" style:country-asian="SA" style:font-size-complex="10pt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</style:style>
    <style:style style:name="Текст_20_таблицы" style:display-name="Текст таблицы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Image_20_Caption" style:display-name="Image Caption" style:family="paragraph" style:parent-style-name="caption" style:default-outline-level="">
      <style:paragraph-properties fo:margin-left="0cm" fo:margin-right="0cm" fo:text-align="center" style:justify-single-word="false" fo:keep-together="always" fo:text-indent="1.251cm" style:auto-text-indent="false"/>
      <style:text-properties fo:font-weight="bold" style:font-weight-asian="bold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Symbol" style:font-family-asian="Symbol" style:font-family-generic-asian="system" style:font-pitch-asian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Symbol" style:font-family-asian="Symbol" style:font-family-generic-asian="system" style:font-pitch-asian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Symbol" style:font-family-asian="Symbol" style:font-family-generic-asian="system" style:font-pitch-asian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Symbol" style:font-family-asian="Symbol" style:font-family-generic-asian="system" style:font-pitch-asian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Symbol" style:font-family-asian="Symbol" style:font-family-generic-asian="system" style:font-pitch-asian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Symbol" style:font-family-asian="Symbol" style:font-family-generic-asian="system" style:font-pitch-asian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Symbol" style:font-family-asian="Symbol" style:font-family-generic-asian="system" style:font-pitch-asian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Symbol" style:font-family-asian="Symbol" style:font-family-generic-asian="system" style:font-pitch-asian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Symbol" style:font-family-asian="Symbol" style:font-family-generic-asian="system" style:font-pitch-asian="variable"/>
    </style:style>
    <style:style style:name="wrap" style:family="text"/>
    <style:style style:name="mw-headline" style:family="text"/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/>
    </style:style>
    <style:style style:name="page_20_number" style:display-name="page number" style:family="text"/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style:font-name-asian="Arial" style:font-family-asian="Arial" style:font-family-generic-asian="system" style:font-pitch-asian="variable" style:font-size-asian="14pt" style:font-size-complex="14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6pt"/>
    </style:style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4pt" style:letter-kerning="true" style:font-name-asian="Arial" style:font-family-asian="Arial" style:font-family-generic-asian="system" style:font-pitch-asian="variable" style:font-size-asian="14pt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51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9T22:48:04.576735441</dc:date>
    <meta:editing-duration>PT1H3M24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5" meta:paragraph-count="69" meta:word-count="812" meta:character-count="6235" meta:non-whitespace-character-count="5378"/>
  </office:meta>
</office:document-meta>
</file>